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color="#ffffff" draw:textarea-horizontal-align="justify" draw:textarea-vertical-align="middle" draw:auto-grow-height="false" fo:min-height="4.973cm" fo:min-width="4.051cm"/>
    </style:style>
    <style:style style:name="gr3" style:family="graphic" style:parent-style-name="standard">
      <style:graphic-properties draw:fill-color="#ffffff" draw:textarea-horizontal-align="justify" draw:textarea-vertical-align="middle" draw:auto-grow-height="false" fo:min-height="0.385cm" fo:min-width="1.024cm"/>
    </style:style>
    <style:style style:name="gr4" style:family="graphic" style:parent-style-name="standard">
      <style:graphic-properties draw:fill-color="#ffffff" draw:textarea-horizontal-align="justify" draw:textarea-vertical-align="middle" draw:auto-grow-height="false" fo:min-height="0.385cm" fo:min-width="1.024cm"/>
    </style:style>
    <style:style style:name="gr5" style:family="graphic" style:parent-style-name="standard">
      <style:graphic-properties draw:fill-color="#ffffff" draw:textarea-horizontal-align="justify" draw:textarea-vertical-align="middle" draw:auto-grow-height="false" fo:min-height="2.163cm" fo:min-width="1.405cm"/>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standard">
      <style:graphic-properties draw:fill-color="#ffffff" draw:textarea-horizontal-align="justify" draw:textarea-vertical-align="middle" draw:auto-grow-height="false" fo:min-height="3.849cm" fo:min-width="2.71cm"/>
    </style:style>
    <style:style style:name="gr8" style:family="graphic" style:parent-style-name="standard">
      <style:graphic-properties draw:stroke="none" svg:stroke-color="#000000" draw:fill="none" draw:fill-color="#ffffff" fo:min-height="0.781cm"/>
    </style:style>
    <style:style style:name="gr9" style:family="graphic" style:parent-style-name="standard">
      <style:graphic-properties draw:fill-color="#ffffff" draw:textarea-horizontal-align="justify" draw:textarea-vertical-align="middle" draw:auto-grow-height="false" fo:min-height="2.29cm" fo:min-width="2.5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ffffff" draw:textarea-horizontal-align="justify" draw:textarea-vertical-align="middle" draw:auto-grow-height="false" fo:min-height="0.21cm" fo:min-width="1.865cm"/>
    </style:style>
    <style:style style:name="gr12" style:family="graphic" style:parent-style-name="standard">
      <style:graphic-properties draw:fill-color="#ffffff" draw:textarea-horizontal-align="justify" draw:textarea-vertical-align="middle" draw:auto-grow-height="false" fo:min-height="0.21cm" fo:min-width="1.23cm"/>
    </style:style>
    <style:style style:name="gr13" style:family="graphic" style:parent-style-name="standard">
      <style:graphic-properties draw:fill-color="#ffffff" draw:textarea-horizontal-align="justify" draw:textarea-vertical-align="middle" draw:auto-grow-height="false" fo:min-height="2.387cm" fo:min-width="3.153cm"/>
    </style:style>
    <style:style style:name="gr14" style:family="graphic" style:parent-style-name="standard">
      <style:graphic-properties draw:fill-color="#ffffff" draw:textarea-horizontal-align="justify" draw:textarea-vertical-align="middle" draw:auto-grow-height="false" fo:min-height="1.126cm" fo:min-width="1.76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ffffff" draw:textarea-horizontal-align="justify" draw:textarea-vertical-align="middle" draw:auto-grow-height="false" fo:min-height="1.277cm" fo:min-width="1.567cm"/>
    </style:style>
    <style:style style:name="gr17" style:family="graphic" style:parent-style-name="standard">
      <style:graphic-properties draw:stroke="none" svg:stroke-color="#000000" draw:fill="none" draw:fill-color="#ffffff" fo:min-height="0.893cm"/>
    </style:style>
    <style:style style:name="gr18" style:family="graphic" style:parent-style-name="standard">
      <style:graphic-properties draw:fill-color="#ffffff" draw:textarea-horizontal-align="justify" draw:textarea-vertical-align="middle" draw:auto-grow-height="false" fo:min-height="2.042cm" fo:min-width="3.824cm"/>
    </style:style>
    <style:style style:name="gr19" style:family="graphic" style:parent-style-name="standard">
      <style:graphic-properties draw:stroke="none" svg:stroke-color="#000000" draw:fill="none" draw:fill-color="#ffffff" fo:min-height="1.171cm"/>
    </style:style>
    <style:style style:name="gr20" style:family="graphic" style:parent-style-name="standard">
      <style:graphic-properties draw:stroke="none" svg:stroke-color="#000000" draw:fill="none" draw:fill-color="#ffffff" fo:min-height="0.639cm"/>
    </style:style>
    <style:style style:name="gr21" style:family="graphic" style:parent-style-name="standard">
      <style:graphic-properties draw:fill-color="#ffffff" draw:textarea-horizontal-align="justify" draw:textarea-vertical-align="middle" draw:auto-grow-height="false" fo:min-height="1.097cm" fo:min-width="0.938cm"/>
    </style:style>
    <style:style style:name="gr22" style:family="graphic" style:parent-style-name="standard">
      <style:graphic-properties draw:fill="none" draw:textarea-horizontal-align="justify" draw:textarea-vertical-align="middle" draw:auto-grow-height="false" fo:min-height="0.822cm" fo:min-width="0.911cm" fo:wrap-option="no-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0pt" style:font-size-asian="10pt" style:font-size-complex="10pt"/>
    </style:style>
    <style:style style:name="P4" style:family="paragraph">
      <loext:graphic-properties draw:fill-color="#ffffff"/>
      <style:paragraph-properties fo:text-align="center"/>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176cm" svg:y1="1.762cm" svg:x2="12.176cm" svg:y2="18.399cm">
          <text:p/>
        </draw:line>
        <draw:custom-shape draw:style-name="gr2" draw:text-style-name="P3" draw:layer="layout" svg:width="5.043cm" svg:height="5.715cm" draw:transform="skewX (0.00209439510239319) translate (5.383cm 3.267cm)">
          <text:p text:style-name="P2"><text:span text:style-name="T1">Login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524cm" svg:height="0.635cm" svg:x="8.796cm" svg:y="4.048cm">
          <text:p/>
          <draw:enhanced-geometry svg:viewBox="0 0 21600 21600" draw:type="rectangle" draw:enhanced-path="M 0 0 L 21600 0 21600 21600 0 21600 0 0 Z N"/>
        </draw:custom-shape>
        <draw:custom-shape draw:style-name="gr4" draw:text-style-name="P3" xml:id="id4" draw:id="id4" draw:layer="layout" svg:width="1.524cm" svg:height="0.635cm" svg:x="8.796cm" svg:y="4.048cm">
          <text:p text:style-name="P2"><text:span text:style-name="T1">Name</text:span></text:p>
          <draw:enhanced-geometry svg:viewBox="0 0 21600 21600" draw:type="rectangle" draw:enhanced-path="M 0 0 L 21600 0 21600 21600 0 21600 0 0 Z N"/>
        </draw:custom-shape>
        <draw:custom-shape draw:style-name="gr4" draw:text-style-name="P3" xml:id="id2" draw:id="id2" draw:layer="layout" svg:width="1.524cm" svg:height="0.635cm" svg:x="5.096cm" svg:y="5.248cm">
          <text:p text:style-name="P2"><text:span text:style-name="T1">Callback</text:span></text:p>
          <draw:enhanced-geometry svg:viewBox="0 0 21600 21600" draw:type="rectangle" draw:enhanced-path="M 0 0 L 21600 0 21600 21600 0 21600 0 0 Z N"/>
        </draw:custom-shape>
        <draw:custom-shape draw:style-name="gr5" draw:text-style-name="P3" xml:id="id1" draw:id="id1" draw:layer="layout" svg:width="1.905cm" svg:height="2.413cm" svg:x="1.127cm" svg:y="4.556cm">
          <text:p text:style-name="P2"><text:span text:style-name="T1">UserName</text:span></text:p>
          <text:p text:style-name="P2"><text:span text:style-name="T1">Password</text:span></text:p>
          <text:p text:style-name="P2"><text:span text:style-name="T1">Logic</text:span></text:p>
          <draw:enhanced-geometry svg:viewBox="0 0 21600 21600" draw:type="rectangle" draw:enhanced-path="M 0 0 L 21600 0 21600 21600 0 21600 0 0 Z N"/>
        </draw:custom-shape>
        <draw:connector draw:style-name="gr6" draw:text-style-name="P1" draw:layer="layout" svg:x1="3.032cm" svg:y1="5.762cm" svg:x2="5.096cm" svg:y2="5.565cm" draw:start-shape="id1" draw:start-glue-point="1" draw:end-shape="id2" draw:end-glue-point="3" svg:d="M3032 5762h1032v-197h1032" svg:viewBox="0 0 2065 198">
          <text:p/>
        </draw:connector>
        <draw:custom-shape draw:style-name="gr7" draw:text-style-name="P3" xml:id="id3" draw:id="id3" draw:layer="layout" svg:width="3.556cm" svg:height="4.445cm" svg:x="21.336cm" svg:y="3.286cm">
          <text:p text:style-name="P2"><text:span text:style-name="T1">javax.security</text:span></text:p>
          <text:p text:style-name="P2"><text:span text:style-name="T1">.auth.spi</text:span></text:p>
          <text:p text:style-name="P2"><text:span text:style-name="T1">LoginModule</text:span></text:p>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curve" draw:line-skew="-0.651cm" svg:x1="21.336cm" svg:y1="5.508cm" svg:x2="6.62cm" svg:y2="5.565cm" draw:start-shape="id3" draw:start-glue-point="3" draw:end-shape="id2" draw:end-glue-point="1" svg:d="M21336 5508c-12013 0-4656 57-14716 57" svg:viewBox="0 0 14717 58">
          <text:p/>
        </draw:connector>
        <draw:frame draw:style-name="gr8" draw:text-style-name="P5" draw:layer="layout" svg:width="3.302cm" svg:height="1.031cm" svg:x="18.78cm" svg:y="3.286cm">
          <draw:text-box>
            <text:p><text:span text:style-name="T1">get[UserName, Password]</text:span></text:p>
          </draw:text-box>
        </draw:frame>
        <draw:custom-shape draw:style-name="gr9" draw:text-style-name="P3" xml:id="id5" draw:id="id5" draw:layer="layout" svg:width="3.048cm" svg:height="2.54cm" svg:x="13.446cm" svg:y="1.762cm">
          <text:p text:style-name="P2"><text:span text:style-name="T1">Jaas</text:span></text:p>
          <text:p text:style-name="P2"><text:span text:style-name="T1">Config</text:span></text:p>
          <text:p text:style-name="P2"><text:span text:style-name="T1">MyApp{ … }</text:span></text:p>
          <draw:enhanced-geometry svg:viewBox="0 0 21600 21600" draw:type="rectangle" draw:enhanced-path="M 0 0 L 21600 0 21600 21600 0 21600 0 0 Z N"/>
        </draw:custom-shape>
        <draw:connector draw:style-name="gr10" draw:text-style-name="P1" draw:layer="layout" svg:x1="10.32cm" svg:y1="4.365cm" svg:x2="13.446cm" svg:y2="3.032cm" draw:start-shape="id4" draw:start-glue-point="1" draw:end-shape="id5" svg:d="M10320 4365h1563v-1333h1563" svg:viewBox="0 0 3127 1334">
          <text:p/>
        </draw:connector>
        <draw:connector draw:style-name="gr10" draw:text-style-name="P1" draw:layer="layout" draw:type="curve" draw:line-skew="-1.875cm -0.454cm" svg:x1="16.494cm" svg:y1="3.032cm" svg:x2="23.114cm" svg:y2="3.286cm" draw:start-shape="id5" draw:start-glue-point="1" draw:end-shape="id3" draw:end-glue-point="0" svg:d="M16494 3032c819 0 681-351 2132-646s4488-534 4488 900" svg:viewBox="0 0 6621 1125">
          <text:p/>
        </draw:connector>
        <draw:custom-shape draw:style-name="gr11" draw:text-style-name="P3" xml:id="id6" draw:id="id6" draw:layer="layout" svg:width="2.413cm" svg:height="0.508cm" svg:x="6.715cm" svg:y="7.985cm">
          <text:p text:style-name="P2"><text:span text:style-name="T1">.lo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curve" svg:x1="9.128cm" svg:y1="8.239cm" svg:x2="21.971cm" svg:y2="6.969cm" draw:start-shape="id6" draw:start-glue-point="1" draw:end-shape="id7" draw:end-glue-point="3" svg:d="M9128 8239c9633 0 3212-1270 12843-1270" svg:viewBox="0 0 12844 1271">
          <text:p/>
        </draw:connector>
        <draw:custom-shape draw:style-name="gr12" draw:text-style-name="P3" xml:id="id7" draw:id="id7" draw:layer="layout" svg:width="1.778cm" svg:height="0.508cm" svg:x="21.971cm" svg:y="6.715cm">
          <text:p text:style-name="P2"><text:span text:style-name="T1">lo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xml:id="id11" draw:id="id11" draw:layer="layout" svg:width="3.937cm" svg:height="2.921cm" svg:x="16.113cm" svg:y="8.366cm">
          <text:p text:style-name="P2"><text:span text:style-name="T1">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8" draw:id="id8" draw:layer="layout" svg:width="2.413cm" svg:height="1.524cm" svg:x="18.399cm" svg:y="10.652cm">
          <text:p text:style-name="P2"><text:span text:style-name="T1">Princip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draw:type="curve" svg:x1="22.86cm" svg:y1="7.223cm" svg:x2="20.812cm" svg:y2="11.414cm" draw:start-shape="id7" draw:start-glue-point="2" draw:end-shape="id8" draw:end-glue-point="1" svg:d="M22860 7223c0 2794-682 4191-2048 4191" svg:viewBox="0 0 2049 4192">
          <text:p text:style-name="P2"><text:span text:style-name="T1">Add Principal(s)</text:span></text:p>
        </draw:connector>
        <draw:custom-shape draw:style-name="gr16" draw:text-style-name="P4" xml:id="id9" draw:id="id9" draw:layer="layout" svg:width="2.921cm" svg:height="2.159cm" svg:x="22.971cm" svg:y="14.9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 draw:text-style-name="P1" draw:layer="layout" draw:type="curve" svg:x1="19.605cm" svg:y1="12.176cm" svg:x2="23.398cm" svg:y2="15.286cm" draw:start-shape="id8" draw:start-glue-point="2" draw:end-shape="id9" draw:end-glue-point="5" svg:d="M19605 12176c0 2095 3793 541 3793 3110" svg:viewBox="0 0 3794 3111">
          <text:p/>
        </draw:connector>
        <draw:frame draw:style-name="gr17" draw:text-style-name="P5" draw:layer="layout" svg:width="2.667cm" svg:height="1.143cm" svg:x="22.209cm" svg:y="13.319cm">
          <draw:text-box>
            <text:p><text:span text:style-name="T1">User Entity/LoginId</text:span></text:p>
          </draw:text-box>
        </draw:frame>
        <draw:custom-shape draw:style-name="gr18" draw:text-style-name="P3" xml:id="id10" draw:id="id10" draw:layer="layout" svg:width="4.572cm" svg:height="2.54cm" svg:x="2.27cm" svg:y="12.938cm">
          <text:p text:style-name="P2"><text:span text:style-name="T1">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svg:x1="4.556cm" svg:y1="12.938cm" svg:x2="7.921cm" svg:y2="8.493cm" draw:start-shape="id10" draw:start-glue-point="0" draw:end-shape="id6" svg:d="M4556 12938v-2222h3365v-2223" svg:viewBox="0 0 3366 4446">
          <text:p/>
        </draw:connector>
        <draw:connector draw:style-name="gr6" draw:text-style-name="P1" draw:layer="layout" svg:x1="6.842cm" svg:y1="14.208cm" svg:x2="16.113cm" svg:y2="9.826cm" draw:start-shape="id10" draw:start-glue-point="1" draw:end-shape="id11" draw:end-glue-point="3" svg:d="M6842 14208h4636v-4382h4635" svg:viewBox="0 0 9272 4383">
          <text:p/>
        </draw:connector>
        <draw:frame draw:style-name="gr19" draw:text-style-name="P5" draw:layer="layout" svg:width="2.667cm" svg:height="1.421cm" svg:x="8.747cm" svg:y="13.319cm">
          <draw:text-box>
            <text:p><text:span text:style-name="T1">Access User Identities, for </text:span></text:p>
            <text:p><text:span text:style-name="T1">Authorization</text:span></text:p>
          </draw:text-box>
        </draw:frame>
        <draw:frame draw:style-name="gr20" draw:text-style-name="P5" draw:layer="layout" svg:width="3.556cm" svg:height="0.889cm" svg:x="4.683cm" svg:y="10.063cm">
          <draw:text-box>
            <text:p><text:span text:style-name="T1">Authentication</text:span></text:p>
          </draw:text-box>
        </draw:frame>
        <draw:connector draw:style-name="gr10" draw:text-style-name="P1" draw:layer="layout" draw:type="curve" svg:x1="9.128cm" svg:y1="8.239cm" svg:x2="18.081cm" svg:y2="8.366cm" draw:start-shape="id6" draw:start-glue-point="1" draw:end-shape="id11" draw:end-glue-point="0" svg:d="M9128 8239c5238 0 4364-188 5293-344s3660-282 3660 471" svg:viewBox="0 0 8954 590">
          <text:p/>
        </draw:connector>
        <draw:frame draw:style-name="gr8" draw:text-style-name="P5" draw:layer="layout" svg:width="2.667cm" svg:height="1.031cm" svg:x="12.114cm" svg:y="7.204cm">
          <draw:text-box>
            <text:p><text:span text:style-name="T1">Create empty Subject</text:span></text:p>
          </draw:text-box>
        </draw:frame>
        <draw:custom-shape draw:style-name="gr21" draw:text-style-name="P3" xml:id="id13" draw:id="id13" draw:layer="layout" svg:width="2.032cm" svg:height="1.905cm" svg:x="26.273cm" svg:y="3.921cm">
          <text:p text:style-name="P2"><text:span text:style-name="T1">Kerber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12" draw:id="id12" draw:layer="layout" svg:width="2.032cm" svg:height="1.905cm" svg:x="26.174cm" svg:y="1.821cm">
          <text:p text:style-name="P2"><text:span text:style-name="T1">LD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14" draw:id="id14" draw:layer="layout" svg:width="2.032cm" svg:height="1.905cm" svg:x="26.327cm" svg:y="6.053cm">
          <text:p text:style-name="P2"><text:span text:style-name="T1">D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24.892cm" svg:y1="5.508cm" svg:x2="26.174cm" svg:y2="2.774cm" draw:start-shape="id3" draw:start-glue-point="1" draw:end-shape="id12" draw:end-glue-point="6" svg:d="M24892 5508c963 0 322-2734 1282-2734" svg:viewBox="0 0 1283 2735">
          <text:p/>
        </draw:connector>
        <draw:connector draw:style-name="gr1" draw:text-style-name="P1" draw:layer="layout" draw:type="curve" svg:x1="24.892cm" svg:y1="5.508cm" svg:x2="26.273cm" svg:y2="4.874cm" draw:start-shape="id3" draw:start-glue-point="1" draw:end-shape="id13" draw:end-glue-point="6" svg:d="M24892 5508c1036 0 346-634 1381-634" svg:viewBox="0 0 1382 635">
          <text:p/>
        </draw:connector>
        <draw:connector draw:style-name="gr1" draw:text-style-name="P1" draw:layer="layout" draw:type="curve" svg:x1="24.892cm" svg:y1="5.508cm" svg:x2="26.327cm" svg:y2="7.006cm" draw:start-shape="id3" draw:start-glue-point="1" draw:end-shape="id14" draw:end-glue-point="6" svg:d="M24892 5508c1077 0 360 1498 1435 1498" svg:viewBox="0 0 1436 1499">
          <text:p/>
        </draw:connector>
        <draw:custom-shape draw:style-name="gr22" draw:text-style-name="P6" xml:id="id15" draw:id="id15" draw:layer="layout" svg:width="2.159cm" svg:height="1.651cm" svg:x="26.4cm" svg:y="8.366cm">
          <text:p text:style-name="P2"><text:span text:style-name="T1">Cloud</text:span></text:p>
          <text:p text:style-name="P2"><text:span text:style-name="T1">Serv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curve" svg:x1="24.892cm" svg:y1="5.508cm" svg:x2="26.4cm" svg:y2="9.191cm" draw:start-shape="id3" draw:start-glue-point="1" draw:end-shape="id15" draw:end-glue-point="3" svg:d="M24892 5508c1131 0 377 3683 1508 3683" svg:viewBox="0 0 1509 3684">
          <text:p/>
        </draw:connector>
      </draw:page>
      <draw:page draw:name="page2"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3T08:33:58.386324834</meta:creation-date>
    <dc:date>2018-03-27T01:35:05.537640191</dc:date>
    <meta:editing-duration>PT6M12S</meta:editing-duration>
    <meta:editing-cycles>5</meta:editing-cycles>
    <meta:generator>LibreOffice/5.4.0.3$MacOSX_X86_64 LibreOffice_project/7556cbc6811c9d992f4064ab9287069087d7f62c</meta:generator>
    <meta:document-statistic meta:object-count="37"/>
  </office:meta>
</office:document-meta>
</file>